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Bold_20_Italic_20_Paragraph">
      <style:text-properties officeooo:paragraph-rsid="000ad4ab"/>
    </style:style>
    <style:style style:name="P2" style:family="paragraph" style:parent-style-name="Standard">
      <style:text-properties officeooo:rsid="00023598" officeooo:paragraph-rsid="000489d3"/>
    </style:style>
    <style:style style:name="P3" style:family="paragraph" style:parent-style-name="Standard">
      <style:text-properties officeooo:rsid="000304f2" officeooo:paragraph-rsid="000304f2"/>
    </style:style>
    <style:style style:name="P4" style:family="paragraph" style:parent-style-name="Standard">
      <style:text-properties officeooo:rsid="000304f2" officeooo:paragraph-rsid="000489d3"/>
    </style:style>
    <style:style style:name="P5" style:family="paragraph" style:parent-style-name="Italic_20_Paragraph">
      <style:text-properties officeooo:paragraph-rsid="000ad4ab"/>
    </style:style>
    <style:style style:name="P6" style:family="paragraph" style:parent-style-name="Bold_20_Paragraph">
      <style:text-properties officeooo:paragraph-rsid="0009040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06301e"/>
    </style:style>
    <style:style style:name="T6" style:family="text">
      <style:text-properties officeooo:rsid="000929e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d9d17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19313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officeooo:rsid="0014d3cc" style:font-style-asian="normal" style:font-weight-asian="normal" style:font-style-complex="normal" style:font-weight-complex="normal"/>
    </style:style>
    <style:style style:name="T13" style:family="text">
      <style:text-properties officeooo:rsid="001a09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<text:span text:style-name="Bold_20_Character">bold</text:span>, <text:span text:style-name="Italic_20_Character">italic</text:span>, <text:span text:style-name="Bold_20_Italic_20_Character">bold italic</text:span> using a character style.</text:p>
      <text:p text:style-name="P4">This is <text:span text:style-name="T1">bold</text:span>, <text:span text:style-name="T2">italic</text:span>, <text:span text:style-name="T3">bold italic</text:span> without using an explicit style.</text:p>
      <text:p text:style-name="P3"/>
      <text:p text:style-name="Bold_20_Paragraph">This is bold using a paragraph style.</text:p>
      <text:p text:style-name="Italic_20_Paragraph">This is italic using a paragraph style.</text:p>
      <text:p text:style-name="Bold_20_Italic_20_Paragraph">This is bold italic using a paragraph style.</text:p>
      <text:p text:style-name="Standard"/>
      <text:p text:style-name="Bold_20_Paragraph">This is <text:span text:style-name="Bold_20_Character">bold</text:span>, <text:span text:style-name="Bold_20_Italic_20_Character">bold italic</text:span> using a character style in a bold paragraph style.</text:p>
      <text:p text:style-name="Italic_20_Paragraph">This is <text:span text:style-name="Italic_20_Character">italic</text:span>, <text:span text:style-name="Bold_20_Italic_20_Character">bold italic</text:span> using a character style in an italic paragraph style.</text:p>
      <text:p text:style-name="Bold_20_Italic_20_Paragraph">This is <text:span text:style-name="Bold_20_Italic_20_Character">bold italic</text:span> using a character style in a bold italic paragraph style.</text:p>
      <text:p text:style-name="Standard"/>
      <text:p text:style-name="P6">This is <text:span text:style-name="T8">default</text:span>, <text:span text:style-name="T4">italic</text:span>, <text:span text:style-name="T2">bold italic</text:span> <text:span text:style-name="T6">without using an explicit</text:span> style in a bold paragraph style.</text:p>
      <text:p text:style-name="P5">This is <text:span text:style-name="T11">bold</text:span>, <text:span text:style-name="T10">default</text:span>, <text:span text:style-name="T1">bold italic</text:span> <text:span text:style-name="T6">without using an explicit</text:span> style in a<text:span text:style-name="T13">n</text:span> <text:span text:style-name="T5">italic</text:span> paragraph style.</text:p>
      <text:p text:style-name="P1">This is <text:span text:style-name="T9">bold</text:span>, <text:span text:style-name="T7">italic</text:span>, <text:span text:style-name="T12">default</text:span> <text:span text:style-name="T6">without using an explicit</text:span> style in a <text:span text:style-name="T5">bold italic</text:span> paragraph sty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old_20_Paragraph" style:display-name="Bold Paragraph" style:family="paragraph" style:parent-style-name="Standard">
      <style:text-properties fo:font-weight="bold" style:font-size-asian="10.5pt"/>
    </style:style>
    <style:style style:name="Italic_20_Paragraph" style:display-name="Italic Paragraph" style:family="paragraph" style:parent-style-name="Standard">
      <style:text-properties fo:font-style="italic" style:font-size-asian="10.5pt"/>
    </style:style>
    <style:style style:name="Bold_20_Italic_20_Paragraph" style:display-name="Bold Italic Paragraph" style:family="paragraph" style:parent-style-name="Standard">
      <style:text-properties fo:font-style="italic" fo:font-weight="bold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old_20_Character" style:display-name="Bold Character" style:family="text">
      <style:text-properties fo:font-weight="bold" style:font-size-asian="10.5pt"/>
    </style:style>
    <style:style style:name="Italic_20_Character" style:display-name="Italic Character" style:family="text">
      <style:text-properties fo:font-style="italic" style:font-size-asian="10.5pt"/>
    </style:style>
    <style:style style:name="Bold_20_Italic_20_Character" style:display-name="Bold Italic Character" style:family="text">
      <style:text-properties fo:font-style="italic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8:18:53.445850358</meta:creation-date>
    <dc:date>2014-09-27T13:44:56.761955789</dc:date>
    <meta:editing-duration>PT14M30S</meta:editing-duration>
    <meta:editing-cycles>33</meta:editing-cycles>
    <meta:generator>LibreOffice/4.2.6.3$Linux_X86_64 LibreOffice_project/420m0$Build-3</meta:generator>
    <meta:document-statistic meta:table-count="0" meta:image-count="0" meta:object-count="0" meta:page-count="1" meta:paragraph-count="11" meta:word-count="133" meta:character-count="764" meta:non-whitespace-character-count="642"/>
  </office:meta>
</office:document-meta>
</file>